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span text:style-name="replaced">Твоята</text:span><text:s/>Прелест<text:line-break/><text:line-break/><text:span text:style-name="replaced">Твоята</text:span><text:s/>хубост, твоите пъстри гори, дъбовете ти, цветята ти с мирис на прелест и<text:s/><text:span text:style-name="replaced">божественост</text:span><text:s/>, стичащите ти реки, водопади и големите много-цветните планини.<text:line-break/><text:line-break/>Горите ти винаги така ярко зелени, блестящи все едно са били огряти от могъщата Божия светлина.<text:line-break/><text:line-break/><text:span text:style-name="replaced">Твоята</text:span><text:s/>елегантност, ни причинява в сърцата ни само слабост, за тези които не могат да изпитат<text:s/><text:span text:style-name="replaced">твоята</text:span><text:s/>младост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x193iq5w" style:display-name="x193iq5w" style:family="text" style:parent-style-name="DefaultParagraphFont"/>
    <style:style style:name="replaced" style:display-name="replaced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 boboychev</dc:creator>
    <meta:creation-date>2023-05-20T18:17:00Z</meta:creation-date>
    <dc:date>2024-01-22T09:26:00Z</dc:date>
    <meta:template xlink:href="Normal.dotm" xlink:type="simple"/>
    <meta:editing-cycles>9</meta:editing-cycles>
    <meta:editing-duration>PT960S</meta:editing-duration>
    <meta:document-statistic meta:page-count="1" meta:paragraph-count="1" meta:word-count="57" meta:character-count="382" meta:row-count="2" meta:non-whitespace-character-count="326"/>
  </office:meta>
</office:document-meta>
</file>